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 vamos a profundizar esa idea central: <text:span text:style-name="Strong_20_Emphasis">el espíritu emerge de la materia a través del ADN</text:span>. lo que planteas es potente y coherente con el modelo: el espíritu no es una sustancia ajena a la naturaleza sino una <text:span text:style-name="Strong_20_Emphasis">propiedad emergente de la información y del proceso</text:span>. voy a desarrollar esa tesis en detalle, proponiendo definiciones, mecanismos y consecuencias que luego podremos formalizar en el laboratorio.</text:p>
      <text:h text:style-name="Heading_20_1" text:outline-level="1">1 — idea central (en una frase)</text:h>
      <text:p text:style-name="Text_20_body"><text:span text:style-name="Strong_20_Emphasis">El Espíritu es la estructura lógica emergente que resulta cuando la materia adquiere memoria y procesos reproductivos (ADN): una esencia inmaterial fundada en la organización y dinámica informacional de la materia.</text:span></text:p>
      <text:h text:style-name="Heading_20_1" text:outline-level="1">2 — descomposición conceptual (paso a paso)</text:h>
      <text:list xml:id="list1539148762" text:style-name="L1">
        <text:list-item>
          <text:p text:style-name="P1"><text:span text:style-name="Strong_20_Emphasis">Sustrato material</text:span></text:p>
          <text:list>
            <text:list-item>
              <text:p text:style-name="P1">La materia es el soporte. sin materia no hay sistema que procese información.</text:p>
            </text:list-item>
            <text:list-item>
              <text:p text:style-name="P1">La química (moléculas, células) crea condiciones en las que puede existir memoria estable.</text:p>
            </text:list-item>
          </text:list>
        </text:list-item>
        <text:list-item>
          <text:p text:style-name="P1"><text:span text:style-name="Strong_20_Emphasis">Memoria y codificación (ADN)</text:span></text:p>
          <text:list>
            <text:list-item>
              <text:p text:style-name="P1">El ADN (biológico o lógico) es la <text:span text:style-name="Strong_20_Emphasis">memoria persistente</text:span> que almacena estados, reglas y experiencias.</text:p>
            </text:list-item>
            <text:list-item>
              <text:p text:style-name="P1">La aparición de ADN significa que la materia puede <text:span text:style-name="Strong_20_Emphasis">recordar</text:span>: replicar estructuras, transmitir información y conservar historial de estados pasados.</text:p>
            </text:list-item>
          </text:list>
        </text:list-item>
        <text:list-item>
          <text:p text:style-name="P1"><text:span text:style-name="Strong_20_Emphasis">Procesos dinámicos (reproducción / ciclos)</text:span></text:p>
          <text:list>
            <text:list-item>
              <text:p text:style-name="P1">Reproducción, variación y muerte introducen procesamiento iterativo de la información: generación de candidatos, evaluación por el entorno, y selección de trayectorias.</text:p>
            </text:list-item>
            <text:list-item>
              <text:p text:style-name="P1">Es el ciclo nacer–reproducirse–morir el que convierte la memoria en cálculo: el sistema opera sobre estados almacenados generación tras generación.</text:p>
            </text:list-item>
          </text:list>
        </text:list-item>
        <text:list-item>
          <text:p text:style-name="P1"><text:span text:style-name="Strong_20_Emphasis">Emergencia de lógica y pensamiento</text:span></text:p>
          <text:list>
            <text:list-item>
              <text:p text:style-name="P1">Cuando la memoria + procesos permiten modificar y explotar información para resolver problemas, aparece <text:span text:style-name="Strong_20_Emphasis">un universo lógico</text:span>: relaciones, reglas, propósitos.</text:p>
            </text:list-item>
            <text:list-item>
              <text:p text:style-name="P1">Ese universo lógico no es físico en sentido clásico: es información, patrones de correlación y tendencia en las transiciones de estado.</text:p>
            </text:list-item>
          </text:list>
        </text:list-item>
        <text:list-item>
          <text:p text:style-name="P1"><text:span text:style-name="Strong_20_Emphasis">El Espíritu como patrón operativo</text:span></text:p>
          <text:list>
            <text:list-item>
              <text:p text:style-name="P1">El Espíritu es ese <text:span text:style-name="Strong_20_Emphasis">patrón estable y direccionado</text:span> de información y dinamismo: la intención implícita que mueve al sistema hacia ciertos estados (objetivos).</text:p>
            </text:list-item>
            <text:list-item>
              <text:p text:style-name="P1"><text:soft-page-break/>Es inmaterial (es un patrón de información) pero <text:span text:style-name="Strong_20_Emphasis">tiene raíz en la materia</text:span> —porque esa información sólo existe en y por la materia organizada (ADN + procesos).</text:p>
            </text:list-item>
          </text:list>
        </text:list-item>
      </text:list>
      <text:h text:style-name="Heading_20_1" text:outline-level="1">3 — una definición más afinada (formal-intuitiva)</text:h>
      <text:p text:style-name="Text_20_body"><text:span text:style-name="Strong_20_Emphasis">Espíritu = el patrón global de información y dinámica emergente que determina la dirección funcional del sistema vivo; es la lógica objetivo/impulso que resulta de la existencia de memoria (ADN) y procesos reproductivos en un sustrato material.</text:span></text:p>
      <text:h text:style-name="Heading_20_1" text:outline-level="1">4 — cómo representarlo dentro de la máquina lógica (boceto formal)</text:h>
      <text:list xml:id="list233972741" text:style-name="L2">
        <text:list-item>
          <text:p text:style-name="P2"><text:span text:style-name="Strong_20_Emphasis">Espacio de estados</text:span>: cada posible ADN lógico es un punto en el espacio de estados S.</text:p>
        </text:list-item>
        <text:list-item>
          <text:p text:style-name="P2"><text:span text:style-name="Strong_20_Emphasis">Dinámica</text:span>: hay una regla de transición T que, aplicada a un ADN en cada generación (a través de reproducción/variación), produce nuevos ADNs.</text:p>
        </text:list-item>
        <text:list-item>
          <text:p text:style-name="P2"><text:span text:style-name="Strong_20_Emphasis">Campo objetivo (Espíritu)</text:span>: definimos una función (G: S \to \mathbb{R}) (o un conjunto de funciones) que mide la <text:span text:style-name="Emphasis">congruencia</text:span> o <text:span text:style-name="Emphasis">direccionamiento</text:span> hacia la solución (o hacia ciertos fines). El conjunto de reglas y la estadística de las transiciones inducen una <text:span text:style-name="Emphasis">topología de atracción</text:span> en S.</text:p>
        </text:list-item>
        <text:list-item>
          <text:p text:style-name="P2"><text:span text:style-name="Strong_20_Emphasis">Emergencia</text:span>: el Espíritu es el <text:span text:style-name="Strong_20_Emphasis">vector campo inducido</text:span> por la dinámica T y la distribución de memoria en la población —es decir, la tendencia promedio del sistema a moverse por S hacia ciertos atractores.</text:p>
        </text:list-item>
        <text:list-item>
          <text:p text:style-name="P2"><text:span text:style-name="Strong_20_Emphasis">Local vs global</text:span>: un individuo tiene acceso a un fragmento local de la función/estado (su ADN). La suma estadística de todas las acciones locales, más la reproducción, produce el campo global (Espíritu del sistema).</text:p>
        </text:list-item>
      </text:list>
      <text:p text:style-name="Text_20_body">(Esta es una representación que mezcla metáfora física con matemáticas; la afinaremos cuando quieras.)</text:p>
      <text:h text:style-name="Heading_20_1" text:outline-level="1">5 — implicaciones y propiedades importantes</text:h>
      <text:list xml:id="list1993855356" text:style-name="L3">
        <text:list-item>
          <text:p text:style-name="P3"><text:span text:style-name="Strong_20_Emphasis">Inmaterial pero causal</text:span>: el Espíritu no es energía física, pero tiene efectos causales reales porque modifica probabilidades de transición entre estados de la materia.</text:p>
        </text:list-item>
        <text:list-item>
          <text:p text:style-name="P3"><text:span text:style-name="Strong_20_Emphasis">Emergencia dependiente del ADN</text:span>: sin memoria estable que se replique, no puede aparecer este patrón persistente. el ADN es el origen del pensamiento/espíritu.</text:p>
        </text:list-item>
        <text:list-item>
          <text:p text:style-name="P3"><text:soft-page-break/><text:span text:style-name="Strong_20_Emphasis">Dualidad sistémica/individual</text:span>: el Espíritu global se manifiesta como espíritus individuales porque el campo global se proyecta localmente en cada ADN/individuo (fragmentos de la misma tendencia).</text:p>
        </text:list-item>
        <text:list-item>
          <text:p text:style-name="P3"><text:span text:style-name="Strong_20_Emphasis">Compatibilidad con libertad aparente</text:span>: el individuo “cree” obrar por instinto; en realidad su campo de acción está fuertemente condicionado por su ADN y por el campo global —esa “imposibilidad de hacer otra cosa” que mencionaste.</text:p>
        </text:list-item>
        <text:list-item>
          <text:p text:style-name="P3"><text:span text:style-name="Strong_20_Emphasis">Inmortalidad relativa</text:span>: el patrón (Espíritu) puede persistir más allá de individuos concretos si la memoria (ADN) y la dinámica se mantienen —da soporte a la idea de que la vida, como patrón, es “inmortal”.</text:p>
        </text:list-item>
        <text:list-item>
          <text:p text:style-name="P3"><text:span text:style-name="Strong_20_Emphasis">Polivalencia del propósito</text:span>: el Espíritu puede codificar varios niveles de objetivos —desde la mera reproducción hasta la resolución de problemas externos— dependiendo de qué información esté almacenada en ADN.</text:p>
        </text:list-item>
      </text:list>
      <text:h text:style-name="Heading_20_1" text:outline-level="1">6 — experimentos conceptuales para el laboratorio (próximos pasos prácticos)</text:h>
      <text:p text:style-name="Text_20_body">Podemos traducir estas ideas a pequeños experimentos formales en la máquina lógica para mostrar cómo surge el Espíritu:</text:p>
      <text:list xml:id="list414509153" text:style-name="L4">
        <text:list-item>
          <text:p text:style-name="P4"><text:span text:style-name="Strong_20_Emphasis">Simulación mínima</text:span>: crear una población de individuos lógicos con ADN que codifique reglas simples y un objetivo global (p. ej. alcanzar una casilla en un tablero). observar cómo la distribución de ADNs genera una tendencia/atractor.</text:p>
        </text:list-item>
        <text:list-item>
          <text:p text:style-name="P4"><text:span text:style-name="Strong_20_Emphasis">Medidas informacionales</text:span>: calcular entropía de la población, información mutua entre ADN y estado objetivo, y ver cómo aumentan/disminuyen conforme emerge la solución.</text:p>
        </text:list-item>
        <text:list-item>
          <text:p text:style-name="P4"><text:span text:style-name="Strong_20_Emphasis">Visualizar el campo</text:span>: proyectar en el espacio de estados los flujos promedio de transición; mostrar el “vector campo” que interpretamos como Espíritu.</text:p>
        </text:list-item>
        <text:list-item>
          <text:p text:style-name="P4"><text:span text:style-name="Strong_20_Emphasis">Perturbaciones</text:span>: alterar ADN o reglas locales y ver cuánto tarda el campo en recomponerse —esto demostrará la raíz material del Espíritu y su resiliencia.</text:p>
        </text:list-item>
      </text:list>
      <text:h text:style-name="Heading_20_1" text:outline-level="1">7 — propuesta narrativa para el capítulo (cómo contarlo)</text:h>
      <text:list xml:id="list2656273577" text:style-name="L5">
        <text:list-item>
          <text:p text:style-name="P5">Empezar con la intuición: materia → memoria → alma (una pequeña fábula científica).</text:p>
        </text:list-item>
        <text:list-item>
          <text:p text:style-name="P5">Introducir el formalismo suave: ADN lógico como “libro de recuerdos” que crea pensamiento.</text:p>
        </text:list-item>
        <text:list-item>
          <text:p text:style-name="P5">Mostrar el experimento mental/simulado: cómo de reglas simples emerge un plan.</text:p>
        </text:list-item>
        <text:list-item>
          <text:p text:style-name="P5">Concluir místico-filosóficamente: el Espíritu como esencia inmaterial, pero nacida de la textura física del cosmos.</text:p>
        </text:list-item>
      </text:list>
      <text:p text:style-name="Horizontal_20_Line"><text:soft-page-break/></text:p>
      <text:p text:style-name="Text_20_body">¿te parece bien este desarrollo? si estás de acuerdo, puedo ahora:</text:p>
      <text:p text:style-name="Text_20_body">A) <text:span text:style-name="Strong_20_Emphasis">Formalizar matemáticamente</text:span> el boceto (definir (S, T, G) y medidas concretas).<text:line-break/>B) <text:span text:style-name="Strong_20_Emphasis">Preparar el experimento-simulación conceptual</text:span> (describir paso a paso la simulación mínima y las métricas que recogeremos).<text:line-break/>C) <text:span text:style-name="Strong_20_Emphasis">Escribir el texto narrativo</text:span> para el capítulo que mezcla la fábula y la explicación técnica.</text:p>
      <text:p text:style-name="Text_20_body">elige (A, B o C) —o dime si prefieres que haga una mezcla automática entre ellos— y empiezo ya con la opción que prefier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0T18:14:14.153000000</meta:creation-date>
    <dc:date>2025-11-10T18:49:11.791000000</dc:date>
    <meta:editing-duration>PT24M47S</meta:editing-duration>
    <meta:editing-cycles>1</meta:editing-cycles>
    <meta:document-statistic meta:table-count="0" meta:image-count="0" meta:object-count="0" meta:page-count="4" meta:paragraph-count="49" meta:word-count="1022" meta:character-count="6620" meta:non-whitespace-character-count="5675"/>
    <meta:generator>LibreOffice/7.3.5.2$Windows_X86_64 LibreOffice_project/184fe81b8c8c30d8b5082578aee2fed2ea847c01</meta:generator>
  </office:meta>
</office:document-meta>
</file>